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Neue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d15" officeooo:paragraph-rsid="00134d15"/>
    </style:style>
    <style:style style:name="P2" style:family="paragraph" style:parent-style-name="Standard">
      <style:text-properties officeooo:rsid="00160c9e" officeooo:paragraph-rsid="00160c9e"/>
    </style:style>
    <style:style style:name="P3" style:family="paragraph" style:parent-style-name="Standard">
      <style:text-properties officeooo:rsid="00178c2d" officeooo:paragraph-rsid="00178c2d"/>
    </style:style>
    <style:style style:name="P4" style:family="paragraph" style:parent-style-name="Standard">
      <style:text-properties fo:font-variant="normal" fo:text-transform="none" fo:color="#000000" style:font-name="Open Sans" fo:font-size="11.25pt" fo:letter-spacing="normal" fo:font-style="normal" fo:font-weight="bold" officeooo:rsid="00134d15" officeooo:paragraph-rsid="00134d15" loext:padding="0cm" loext:border="none"/>
    </style:style>
    <style:style style:name="P5" style:family="paragraph" style:parent-style-name="Standard">
      <style:text-properties fo:font-variant="normal" fo:text-transform="none" fo:color="#000000" style:font-name="Open Sans" fo:font-size="11.25pt" fo:letter-spacing="normal" fo:font-style="normal" fo:font-weight="bold" officeooo:rsid="00183c54" officeooo:paragraph-rsid="00183c54" loext:padding="0cm" loext:border="none"/>
    </style:style>
    <style:style style:name="P6" style:family="paragraph" style:parent-style-name="Standard">
      <style:text-properties fo:font-variant="normal" fo:text-transform="none" fo:color="#000000" style:font-name="Open Sans" fo:font-size="11.25pt" fo:letter-spacing="normal" fo:font-style="normal" fo:font-weight="bold" officeooo:rsid="0019a410" officeooo:paragraph-rsid="0019a410" loext:padding="0cm" loext:border="none"/>
    </style:style>
    <style:style style:name="P7" style:family="paragraph" style:parent-style-name="Standard">
      <style:text-properties fo:font-variant="normal" fo:text-transform="none" fo:color="#000000" style:font-name="Open Sans" fo:font-size="11.25pt" fo:letter-spacing="normal" fo:font-style="normal" fo:font-weight="bold" officeooo:rsid="00183c54" officeooo:paragraph-rsid="00183c54" loext:padding="0cm" loext:border="none"/>
    </style:style>
    <style:style style:name="T1" style:family="text">
      <style:text-properties officeooo:rsid="00160c9e"/>
    </style:style>
    <style:style style:name="T2" style:family="text">
      <style:text-properties officeooo:rsid="00178c2d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000000" fo:letter-spacing="normal" officeooo:rsid="00183c54" loext:padding="0cm" loext:border="none"/>
    </style:style>
    <style:style style:name="T5" style:family="text">
      <style:text-properties fo:font-variant="normal" fo:text-transform="none" fo:color="#000000" style:font-name="Open Sans" fo:font-size="11.25pt" fo:letter-spacing="normal" fo:font-style="normal" fo:font-weight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Version control system or Source code manager?</text:p>
      <text:p text:style-name="P1">2. Benefits of VCS or SCM?</text:p>
      <text:p text:style-name="P1">3. What is Git?</text:p>
      <text:p text:style-name="P1"><text:span text:style-name="T3"> </text:span><text:span text:style-name="T5">What is a repository in GIT?</text:span></text:p>
      <text:p text:style-name="P1">4. Diffrence between Git and SVN?</text:p>
      <text:p text:style-name="P1">5. Two types of git authentication?</text:p>
      <text:p text:style-name="P1">6. Branches in Git and <text:span text:style-name="T1">its</text:span> <text:span text:style-name="T1">purpose?</text:span></text:p>
      <text:p text:style-name="P4">What is the common branching pattern in GIT?</text:p>
      <text:p text:style-name="P2">7. <text:span text:style-name="T2">What is Pull requests?</text:span></text:p>
      <text:p text:style-name="P3">8. How to install git in Linux &amp; Windows?</text:p>
      <text:p text:style-name="P3">9. How to setup repository though command line?</text:p>
      <text:p text:style-name="P3">10. How to setup repository in github and clone it?</text:p>
      <text:p text:style-name="P3">11. What is git clone command used for?</text:p>
      <text:p text:style-name="P3">12. What is git config command user for?</text:p>
      <text:p text:style-name="P3">13. Git config data is stored in what location?</text:p>
      <text:p text:style-name="P3">14. Git config global and local files?</text:p>
      <text:p text:style-name="P3">15. Content of git config file?</text:p>
      <text:p text:style-name="P3">16. Git add command’s purpose?</text:p>
      <text:p text:style-name="P3">17. How to remove/rename files in local git repo?</text:p>
      <text:p text:style-name="P3">18. git commit command’s purpose?</text:p>
      <text:p text:style-name="P3">19. How to sync local git repo data with github?</text:p>
      <text:p text:style-name="P3">20. git fetch?</text:p>
      <text:p text:style-name="P3">21. git merge?</text:p>
      <text:p text:style-name="P3">22. git pull?</text:p>
      <text:p text:style-name="P3">23. How to change branches in local git repo?</text:p>
      <text:p text:style-name="P3"><text:span text:style-name="T4">24. </text:span><text:span text:style-name="T3">  </text:span><text:span text:style-name="T5">What is the difference between ‘git remote’ and ‘git clone’?</text:span></text:p>
      <text:p text:style-name="P5">25. git status?</text:p>
      <text:p text:style-name="P5">What is the function of ‘git rm’?</text:p>
      <text:p text:style-name="P5">What is the function of ‘git checkout’ in git?</text:p>
      <text:p text:style-name="P5">What is the use of ‘git log’?</text:p>
      <text:p text:style-name="P5"> Explain what is commit message?</text:p>
      <text:p text:style-name="P6">How to setup github ssh authentication?</text:p>
      <text:p text:style-name="P6">What is git webhooks?</text:p>
      <text:p text:style-name="P5"/>
      <text:p text:style-name="P5"><text:a xlink:type="simple" xlink:href="http://career.guru99.com/top-40-interview-questions-on-git/" text:style-name="Internet_20_link" text:visited-style-name="Visited_20_Internet_20_Link">http://career.guru99.com/top-40-interview-questions-on-git/</text:a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Neue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0:24:05.618500869</meta:creation-date>
    <dc:date>2017-03-20T20:50:03.213478022</dc:date>
    <meta:editing-duration>PT1H13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23" meta:character-count="1219" meta:non-whitespace-character-count="1026"/>
  </office:meta>
</office:document-meta>
</file>